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4">
      <style:paragraph-properties fo:text-align="justify" style:justify-single-word="false"/>
      <style:text-properties fo:color="#000000"/>
    </style:style>
    <style:style style:name="P3" style:family="paragraph" style:parent-style-name="Monospace">
      <style:paragraph-properties fo:text-align="justify" style:justify-single-word="false"/>
      <style:text-properties fo:color="#000000" style:font-name="Courier New1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Times New Roman"/>
    </style:style>
    <style:style style:name="P5" style:family="paragraph" style:parent-style-name="Heading_20_4">
      <style:paragraph-properties fo:text-align="justify" style:justify-single-word="false"/>
      <style:text-properties style:font-name="Ari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GB"/>
    </style:style>
    <style:style style:name="T3" style:family="text">
      <style:text-properties style:font-name="Times New Roman"/>
    </style:style>
    <style:style style:name="T4" style:family="text">
      <style:text-properties fo:color="#000000" style:font-name="Times New Roman" style:text-underline-style="none"/>
    </style:style>
    <style:style style:name="T5" style:family="text">
      <style:text-properties fo:color="#000000" style:font-name="Times New Roman" style:text-underline-style="none"/>
    </style:style>
    <style:style style:name="T6" style:family="text">
      <style:text-properties style:font-name="Courier New1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Risoluzione dei Problemi</text:h>
      <text:h text:style-name="P2" text:outline-level="4" text:is-list-header="true">Problema: Quando si cerca di inviare un avviso e-mail di prova appare un messaggio simile a questo:</text:h>
      <text:p text:style-name="P3">Could not send the email. Please ensure you are connected to the internet. Error: SMTP instance has no attribute 'sock'</text:p>
      <text:p text:style-name="P4">o</text:p>
      <text:p text:style-name="P3">Could not send the email. <text:s/>Please ensure you are connected to the internet. Error: SMTP AUTH extension not supported by server</text:p>
      <text:p text:style-name="P4">Soluzione: Le impostazioni del server SMTP sono errate. Bisogna tener presente che molti ISP non richiedono username e password per il server SMTP. Riprovare lasciando queste impostazioni vuote.</text:p>
      <text:h text:style-name="P5" text:outline-level="4" text:is-list-header="true">Client di Posta che Memorizzano i Messaggi in un Singolo File</text:h>
      <text:p text:style-name="P6"><text:span text:style-name="T1">Alcuni client di posta (</text:span><text:span text:style-name="T2">es.</text:span><text:span text:style-name="T1"> </text:span><text:a xlink:type="simple" xlink:href="http://www.ritlabs.com/en/products/thebat/" office:name="Home page of The Bat! e-mail client" office:target-frame-name="_top" xlink:show="replace"><text:span text:style-name="T3">The Bat!</text:span></text:a><text:span text:style-name="T1">) memorizzano tutti i messaggi in un singolo file, mentre altri salvano ogni e-mail in un file separato. Se ClamWin trova un virus allegato ad una e-mail, l'intero file verrà considerato infetto (e quindi anche tutte le mail in esso contenute) e perciò rimosso o messo in quarantena. Si può perciò optare per un'impostazione dei Filtri (vedere le istruzioni di configurazione di ClamWin) che escluda quei file dalla scansione.</text:span></text:p>
      <text:p text:style-name="P6"><text:span text:style-name="T1">Agli utenti di The Bat! Potrebbe essere utile sapere che Marco Pontello ha scritto un plug-in che permette al client di utilizzare ClamWin per esaminare gli allegati. Per maggiori informazioni visitare il sito web di </text:span><text:a xlink:type="simple" xlink:href="http://mark0.net/plugins-tb-tbclamwin-e.html"><text:span text:style-name="T3">Marco</text:span></text:a><text:span text:style-name="T1">.</text:span></text:p>
      <text:h text:style-name="P5" text:outline-level="4" text:is-list-header="true">Conflitti con ActivePython</text:h>
      <text:p text:style-name="P6"><text:span text:style-name="T1">Avere python installato non dovrebbe essere un problema se python 2.3 e pywin32-201 (</text:span><text:a xlink:type="simple" xlink:href="http://sourceforge.net/projects/pywin32/" office:name="Python Extensions for Windows"><text:span text:style-name="T3">http://sourceforge.net/projects/pywin32/</text:span></text:a><text:span text:style-name="T1">) sono installati. Sembra che le versioni di ActiveState python che vengono fornite con win32all-163 (ora pywin32) generino un conflitto di dll. Perciò se si dispone di ActivePython 2.3 dovrebbe essere sufficiente installare pywin32 perchè tutto funzioni correttamente.</text:span></text:p>
      <text:h text:style-name="P5" text:outline-level="4" text:is-list-header="true">Outlook non si Ripristina una Volta Ridotto a Icona</text:h>
      <text:p text:style-name="P6"><text:span text:style-name="T1">Quando ClamWin è installato, Outlook 2000 potrebbe non ripristinarsi correttamente una volta ridotto a icona. L'installazione di Office 2000 Service Release 1a (SR1a) risolve questo problema, ed è comunque raccomandata in quanto include un gran numero di bugfix e patch di sicurezza. Tutti i dettagli e il software sono disponibili per il download a questo indirizzo: <text:s text:c="2"/></text:span><text:a xlink:type="simple" xlink:href="http://www.microsoft.com/downloads/details.aspx?FamilyID=AF6C8D03-7633-45B4-AB96-795EE656F2A2&amp;displaylang=EN"><text:span text:style-name="T4">http://www.microsoft.com/downloads/details.aspx?FamilyID=AF6C8D03-7633-45B4-AB96-795EE656F2A2&amp;displaylang=EN</text:span></text:a><text:span text:style-name="T5"> or </text:span><text:a xlink:type="simple" xlink:href="http://tinyurl.com/xsyx"><text:span text:style-name="T4">http://tinyurl.com/xsyx</text:span></text:a></text:p>
      <text:h text:style-name="P5" text:outline-level="4" text:is-list-header="true">ClamWin Cessa di Funzionare Dopo l'Aggiornamento ad una Nuova Versione</text:h>
      <text:p text:style-name="P7">Dopo aver scaricato e installato una nuova versione, ClamWin cessa di funzionare. Questo problema molto spesso è causato dalla presenza sul PC di una versione datata di cygwin. Per risolvere il problema, utilizzare la funzione di ricerca di Windows per trovare tutti i file chiamati <text:span text:style-name="T6">cygwin1.dll</text:span> e sostituirli con la copia di <text:span text:style-name="T6">cygwin1.dll</text:span> presente nella directory di ClamWin (<text:span text:style-name="T6">c:\Programmi\clamwin\bin</text:span> per default)</text:p>
      <text:p text:style-name="P7">In alternativa, aggiornare cygwin alla versione più rec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Budts</meta:initial-creator>
    <meta:creation-date>2006-08-02T18:35:27</meta:creation-date>
    <dc:creator>Peter Budts</dc:creator>
    <dc:date>2006-08-02T18:36:00</dc:date>
    <dc:language>nl-BE</dc:language>
    <meta:editing-cycles>2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440" meta:character-count="2826"/>
  </office:meta>
</office:document-meta>
</file>